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fcd8" officeooo:paragraph-rsid="0005fcd8"/>
    </style:style>
    <style:style style:name="P2" style:family="paragraph" style:parent-style-name="Standard">
      <style:text-properties officeooo:rsid="0005fcd8" officeooo:paragraph-rsid="0008aeb9"/>
    </style:style>
    <style:style style:name="P3" style:family="paragraph" style:parent-style-name="Standard">
      <style:text-properties officeooo:rsid="0005fcd8" officeooo:paragraph-rsid="00223aac"/>
    </style:style>
    <style:style style:name="P4" style:family="paragraph" style:parent-style-name="Standard">
      <style:text-properties officeooo:rsid="0008aeb9" officeooo:paragraph-rsid="0008aeb9"/>
    </style:style>
    <style:style style:name="P5" style:family="paragraph" style:parent-style-name="Standard">
      <style:text-properties officeooo:rsid="0008aeb9" officeooo:paragraph-rsid="001d355e"/>
    </style:style>
    <style:style style:name="P6" style:family="paragraph" style:parent-style-name="Standard">
      <style:text-properties officeooo:rsid="0008aeb9" officeooo:paragraph-rsid="001eca9a"/>
    </style:style>
    <style:style style:name="P7" style:family="paragraph" style:parent-style-name="Standard">
      <style:text-properties officeooo:rsid="00223aac" officeooo:paragraph-rsid="00223aac"/>
    </style:style>
    <style:style style:name="P8" style:family="paragraph" style:parent-style-name="Standard">
      <style:text-properties officeooo:rsid="002d47e4" officeooo:paragraph-rsid="002d47e4"/>
    </style:style>
    <style:style style:name="P9" style:family="paragraph" style:parent-style-name="Standard">
      <style:text-properties officeooo:rsid="0031dd1d" officeooo:paragraph-rsid="0031dd1d"/>
    </style:style>
    <style:style style:name="P10" style:family="paragraph" style:parent-style-name="Standard">
      <style:text-properties officeooo:rsid="00361128" officeooo:paragraph-rsid="00361128"/>
    </style:style>
    <style:style style:name="P11" style:family="paragraph" style:parent-style-name="Standard" style:list-style-name="L2">
      <style:text-properties officeooo:rsid="0008aeb9" officeooo:paragraph-rsid="0017e262"/>
    </style:style>
    <style:style style:name="P12" style:family="paragraph" style:parent-style-name="Standard" style:list-style-name="L2">
      <style:text-properties officeooo:rsid="0008aeb9" officeooo:paragraph-rsid="0018a0ad"/>
    </style:style>
    <style:style style:name="P13" style:family="paragraph" style:parent-style-name="Standard" style:list-style-name="L2">
      <style:text-properties officeooo:rsid="0008aeb9" officeooo:paragraph-rsid="0008aeb9"/>
    </style:style>
    <style:style style:name="P14" style:family="paragraph" style:parent-style-name="Standard" style:list-style-name="L2">
      <style:text-properties officeooo:rsid="0009d032" officeooo:paragraph-rsid="0018a0ad"/>
    </style:style>
    <style:style style:name="P15" style:family="paragraph" style:parent-style-name="Standard" style:list-style-name="L2">
      <style:text-properties officeooo:rsid="002a6bda" officeooo:paragraph-rsid="002a6bda"/>
    </style:style>
    <style:style style:name="P16" style:family="paragraph" style:parent-style-name="Standard" style:list-style-name="L2">
      <style:text-properties officeooo:rsid="002d3f3e" officeooo:paragraph-rsid="002d3f3e"/>
    </style:style>
    <style:style style:name="P17" style:family="paragraph" style:parent-style-name="Standard" style:list-style-name="L3">
      <style:text-properties officeooo:rsid="0028520a" officeooo:paragraph-rsid="002f0257"/>
    </style:style>
    <style:style style:name="P18" style:family="paragraph" style:parent-style-name="Standard" style:list-style-name="L3">
      <style:text-properties officeooo:rsid="0028520a" officeooo:paragraph-rsid="0028520a"/>
    </style:style>
    <style:style style:name="P19" style:family="paragraph" style:parent-style-name="Standard" style:list-style-name="L3">
      <style:text-properties officeooo:rsid="002f0257" officeooo:paragraph-rsid="002f0257"/>
    </style:style>
    <style:style style:name="P20" style:family="paragraph" style:parent-style-name="Standard" style:list-style-name="L4">
      <style:text-properties officeooo:rsid="0031dd1d" officeooo:paragraph-rsid="0031dd1d"/>
    </style:style>
    <style:style style:name="P21" style:family="paragraph" style:parent-style-name="Standard">
      <style:text-properties officeooo:rsid="0005fcd8" officeooo:paragraph-rsid="0005fcd8"/>
    </style:style>
    <style:style style:name="P22" style:family="paragraph" style:parent-style-name="Standard">
      <style:paragraph-properties>
        <style:tab-stops>
          <style:tab-stop style:position="0.7902in"/>
        </style:tab-stops>
      </style:paragraph-properties>
      <style:text-properties officeooo:rsid="0037e75d" officeooo:paragraph-rsid="0037e75d"/>
    </style:style>
    <style:style style:name="P23" style:family="paragraph" style:parent-style-name="Standard" style:list-style-name="L5">
      <style:paragraph-properties>
        <style:tab-stops>
          <style:tab-stop style:position="0.7902in"/>
        </style:tab-stops>
      </style:paragraph-properties>
      <style:text-properties officeooo:rsid="0037e75d" officeooo:paragraph-rsid="0037e75d"/>
    </style:style>
    <style:style style:name="P24" style:family="paragraph" style:parent-style-name="Standard" style:list-style-name="L5">
      <style:paragraph-properties>
        <style:tab-stops>
          <style:tab-stop style:position="0.7902in"/>
        </style:tab-stops>
      </style:paragraph-properties>
      <style:text-properties officeooo:rsid="0037e75d" officeooo:paragraph-rsid="0039a563"/>
    </style:style>
    <style:style style:name="P25" style:family="paragraph" style:parent-style-name="Standard" style:list-style-name="L6">
      <style:paragraph-properties>
        <style:tab-stops>
          <style:tab-stop style:position="0.7902in"/>
        </style:tab-stops>
      </style:paragraph-properties>
      <style:text-properties officeooo:rsid="0037e75d" officeooo:paragraph-rsid="003d0630"/>
    </style:style>
    <style:style style:name="P26" style:family="paragraph" style:parent-style-name="Standard">
      <style:paragraph-properties>
        <style:tab-stops>
          <style:tab-stop style:position="0.7902in"/>
        </style:tab-stops>
      </style:paragraph-properties>
      <style:text-properties officeooo:rsid="003d0630" officeooo:paragraph-rsid="003d0630"/>
    </style:style>
    <style:style style:name="P27" style:family="paragraph" style:parent-style-name="Standard" style:list-style-name="L6">
      <style:paragraph-properties>
        <style:tab-stops>
          <style:tab-stop style:position="0.7902in"/>
        </style:tab-stops>
      </style:paragraph-properties>
      <style:text-properties officeooo:rsid="003d0630" officeooo:paragraph-rsid="003d0630"/>
    </style:style>
    <style:style style:name="P28" style:family="paragraph" style:parent-style-name="Standard" style:list-style-name="L6">
      <style:paragraph-properties>
        <style:tab-stops>
          <style:tab-stop style:position="0.7902in"/>
        </style:tab-stops>
      </style:paragraph-properties>
      <style:text-properties officeooo:rsid="003d0630" officeooo:paragraph-rsid="003ee215"/>
    </style:style>
    <style:style style:name="P29" style:family="paragraph" style:parent-style-name="Standard" style:list-style-name="L6">
      <style:paragraph-properties>
        <style:tab-stops>
          <style:tab-stop style:position="0.7902in"/>
        </style:tab-stops>
      </style:paragraph-properties>
      <style:text-properties officeooo:rsid="003ee215" officeooo:paragraph-rsid="003ee215"/>
    </style:style>
    <style:style style:name="P30" style:family="paragraph" style:parent-style-name="Standard" style:list-style-name="L6">
      <style:paragraph-properties>
        <style:tab-stops>
          <style:tab-stop style:position="0.7902in"/>
        </style:tab-stops>
      </style:paragraph-properties>
      <style:text-properties officeooo:rsid="003fff8a" officeooo:paragraph-rsid="003fff8a"/>
    </style:style>
    <style:style style:name="P31" style:family="paragraph" style:parent-style-name="Standard" style:list-style-name="L7">
      <style:text-properties fo:color="#212121" style:text-line-through-style="none" style:text-line-through-type="none" style:font-name="arial" style:text-underline-style="none" fo:font-weight="normal" officeooo:rsid="03839501" officeooo:paragraph-rsid="004200a7" style:font-weight-asian="normal" style:font-weight-complex="normal"/>
    </style:style>
    <style:style style:name="P32" style:family="paragraph" style:parent-style-name="Standard" style:list-style-name="L7">
      <style:text-properties fo:color="#212121" style:text-line-through-style="none" style:text-line-through-type="none" style:font-name="arial" style:text-underline-style="none" fo:font-weight="normal" officeooo:rsid="03002687" officeooo:paragraph-rsid="004200a7" style:font-weight-asian="normal" style:font-weight-complex="normal"/>
    </style:style>
    <style:style style:name="P33" style:family="paragraph" style:parent-style-name="Standard" style:list-style-name="L7">
      <style:text-properties fo:color="#212121" style:text-line-through-style="none" style:text-line-through-type="none" style:font-name="arial" style:text-underline-style="none" fo:font-weight="normal" officeooo:rsid="03764753" officeooo:paragraph-rsid="004200a7" style:font-weight-asian="normal" style:font-weight-complex="normal"/>
    </style:style>
    <style:style style:name="P34" style:family="paragraph" style:parent-style-name="Standard" style:list-style-name="L7">
      <style:text-properties fo:color="#212121" style:text-line-through-style="none" style:text-line-through-type="none" style:font-name="arial" style:text-underline-style="none" fo:font-weight="normal" officeooo:rsid="03796400" officeooo:paragraph-rsid="004200a7" style:font-weight-asian="normal" style:font-weight-complex="normal"/>
    </style:style>
    <style:style style:name="P35" style:family="paragraph" style:parent-style-name="Standard" style:list-style-name="L7">
      <style:text-properties fo:color="#212121" style:text-line-through-style="none" style:text-line-through-type="none" style:font-name="arial" style:text-underline-style="none" fo:font-weight="normal" officeooo:rsid="037e1621" officeooo:paragraph-rsid="004200a7" style:font-weight-asian="normal" style:font-weight-complex="normal"/>
    </style:style>
    <style:style style:name="P36" style:family="paragraph" style:parent-style-name="Standard" style:list-style-name="L7">
      <style:text-properties fo:color="#212121" style:text-line-through-style="none" style:text-line-through-type="none" style:font-name="arial" style:text-underline-style="none" fo:font-weight="normal" officeooo:rsid="03739862" officeooo:paragraph-rsid="004200a7" style:font-weight-asian="normal" style:font-weight-complex="normal"/>
    </style:style>
    <style:style style:name="P37" style:family="paragraph" style:parent-style-name="Standard" style:list-style-name="L7">
      <style:text-properties fo:color="#212121" style:text-line-through-style="none" style:text-line-through-type="none" style:font-name="arial" style:text-underline-style="none" fo:font-weight="normal" officeooo:rsid="03758205" officeooo:paragraph-rsid="004200a7" style:font-weight-asian="normal" style:font-weight-complex="normal"/>
    </style:style>
    <style:style style:name="P38" style:family="paragraph" style:parent-style-name="Standard" style:list-style-name="L7">
      <style:text-properties fo:color="#212121" style:text-line-through-style="none" style:text-line-through-type="none" style:font-name="arial" style:text-underline-style="none" fo:font-weight="normal" officeooo:rsid="034d0295" officeooo:paragraph-rsid="004200a7" style:font-weight-asian="normal" style:font-weight-complex="normal"/>
    </style:style>
    <style:style style:name="P39" style:family="paragraph" style:parent-style-name="Standard" style:list-style-name="L7">
      <style:text-properties fo:color="#212121" style:text-line-through-style="none" style:text-line-through-type="none" style:font-name="arial" style:text-underline-style="none" fo:font-weight="normal" officeooo:rsid="03471160" officeooo:paragraph-rsid="004200a7" style:font-weight-asian="normal" style:font-weight-complex="normal"/>
    </style:style>
    <style:style style:name="P40" style:family="paragraph" style:parent-style-name="Standard" style:list-style-name="L7">
      <style:text-properties fo:color="#212121" style:text-line-through-style="none" style:text-line-through-type="none" style:font-name="arial" style:text-underline-style="none" fo:font-weight="normal" officeooo:rsid="0348b5a6" officeooo:paragraph-rsid="004200a7" style:font-weight-asian="normal" style:font-weight-complex="normal"/>
    </style:style>
    <style:style style:name="P41" style:family="paragraph" style:parent-style-name="Standard" style:list-style-name="L7">
      <style:text-properties fo:color="#212121" style:text-line-through-style="none" style:text-line-through-type="none" style:font-name="arial" style:text-underline-style="none" fo:font-weight="normal" officeooo:rsid="03164ac2" officeooo:paragraph-rsid="004200a7" style:font-weight-asian="normal" style:font-weight-complex="normal"/>
    </style:style>
    <style:style style:name="P42" style:family="paragraph" style:parent-style-name="Standard" style:list-style-name="L7">
      <style:text-properties fo:color="#212121" style:text-line-through-style="none" style:text-line-through-type="none" style:font-name="arial" style:text-underline-style="none" fo:font-weight="normal" officeooo:rsid="00457787" officeooo:paragraph-rsid="00457787" style:font-weight-asian="normal" style:font-weight-complex="normal"/>
    </style:style>
    <style:style style:name="P43" style:family="paragraph" style:parent-style-name="Standard" style:list-style-name="L7">
      <style:text-properties fo:color="#212121" style:text-line-through-style="solid" style:text-line-through-type="single" style:font-name="arial" style:text-underline-style="none" fo:font-weight="normal" officeooo:rsid="0370e148" officeooo:paragraph-rsid="004200a7" style:font-weight-asian="normal" style:font-weight-complex="normal"/>
    </style:style>
    <style:style style:name="P44" style:family="paragraph" style:parent-style-name="Standard">
      <style:text-properties officeooo:rsid="004200a7" officeooo:paragraph-rsid="004200a7"/>
    </style:style>
    <style:style style:name="P45" style:family="paragraph" style:parent-style-name="Standard">
      <style:text-properties officeooo:rsid="0049b540" officeooo:paragraph-rsid="0049b540"/>
    </style:style>
    <style:style style:name="P46" style:family="paragraph" style:parent-style-name="Standard">
      <style:text-properties officeooo:rsid="004c7146" officeooo:paragraph-rsid="004dea2f"/>
    </style:style>
    <style:style style:name="P47" style:family="paragraph" style:parent-style-name="Standard">
      <style:text-properties officeooo:rsid="004c7146" officeooo:paragraph-rsid="004f40e0"/>
    </style:style>
    <style:style style:name="P48" style:family="paragraph" style:parent-style-name="Standard" style:list-style-name="L8">
      <style:text-properties officeooo:rsid="004f40e0" officeooo:paragraph-rsid="004f40e0"/>
    </style:style>
    <style:style style:name="T1" style:family="text">
      <style:text-properties officeooo:rsid="000b4717"/>
    </style:style>
    <style:style style:name="T2" style:family="text">
      <style:text-properties officeooo:rsid="00142b9e"/>
    </style:style>
    <style:style style:name="T3" style:family="text">
      <style:text-properties officeooo:rsid="001cd900"/>
    </style:style>
    <style:style style:name="T4" style:family="text">
      <style:text-properties officeooo:rsid="002bcb81"/>
    </style:style>
    <style:style style:name="T5" style:family="text">
      <style:text-properties officeooo:rsid="002d47e4"/>
    </style:style>
    <style:style style:name="T6" style:family="text">
      <style:text-properties officeooo:rsid="002f0257"/>
    </style:style>
    <style:style style:name="T7" style:family="text">
      <style:text-properties officeooo:rsid="0030939f"/>
    </style:style>
    <style:style style:name="T8" style:family="text">
      <style:text-properties officeooo:rsid="00325f6b"/>
    </style:style>
    <style:style style:name="T9" style:family="text">
      <style:text-properties officeooo:rsid="00328036"/>
    </style:style>
    <style:style style:name="T10" style:family="text">
      <style:text-properties officeooo:rsid="0039a563"/>
    </style:style>
    <style:style style:name="T11" style:family="text">
      <style:text-properties officeooo:rsid="003b9c96"/>
    </style:style>
    <style:style style:name="T12" style:family="text">
      <style:text-properties officeooo:rsid="003d0630"/>
    </style:style>
    <style:style style:name="T13" style:family="text">
      <style:text-properties officeooo:rsid="003ee215"/>
    </style:style>
    <style:style style:name="T14" style:family="text">
      <style:text-properties officeooo:rsid="003fff8a"/>
    </style:style>
    <style:style style:name="T15" style:family="text">
      <style:text-properties officeooo:rsid="037ab472"/>
    </style:style>
    <style:style style:name="T16" style:family="text">
      <style:text-properties officeooo:rsid="037ed3ee"/>
    </style:style>
    <style:style style:name="T17" style:family="text">
      <style:text-properties officeooo:rsid="0348b5a6"/>
    </style:style>
    <style:style style:name="T18" style:family="text">
      <style:text-properties fo:color="#212121" style:text-line-through-style="none" style:text-line-through-type="none" style:font-name="arial" style:text-underline-style="none" fo:font-weight="normal" officeooo:rsid="03002687" style:font-weight-asian="normal" style:font-weight-complex="normal"/>
    </style:style>
    <style:style style:name="T19" style:family="text">
      <style:text-properties officeooo:rsid="004b1059"/>
    </style:style>
    <style:style style:name="T20" style:family="text">
      <style:text-properties officeooo:rsid="004dea2f"/>
    </style:style>
    <style:style style:name="T21" style:family="text">
      <style:text-properties officeooo:rsid="004f40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ifferent possibilities <text:span text:style-name="T10">of finding ROIs in one session</text:span>:</text:p>
      <text:list xml:id="list7519259746010163538" text:style-name="L5">
        <text:list-item>
          <text:p text:style-name="P23">ROI <text:span text:style-name="T12">is a neuron</text:span></text:p>
        </text:list-item>
        <text:list-item>
          <text:p text:style-name="P24">ROI <text:span text:style-name="T12">is noise</text:span></text:p>
        </text:list-item>
        <text:list-item>
          <text:p text:style-name="P23">ROI <text:span text:style-name="T12">has to be merged with another one to form complete neuron</text:span></text:p>
        </text:list-item>
        <text:list-item>
          <text:p text:style-name="P23">ROI contain<text:span text:style-name="T12">s</text:span> several (&gt;1) neuron<text:span text:style-name="T12">s</text:span> (splitting in 1 or 2 sessions required)</text:p>
        </text:list-item>
      </text:list>
      <text:p text:style-name="P22"/>
      <text:p text:style-name="P26">Different possibilities of comparing ROIs across sessions:</text:p>
      <text:list xml:id="list7203571384639130229" text:style-name="L6">
        <text:list-item>
          <text:p text:style-name="P27">ROI <text:span text:style-name="T13">can be </text:span>matched to <text:span text:style-name="T13">to ano</text:span>ther <text:span text:style-name="T13">one </text:span>(same neuron)</text:p>
        </text:list-item>
        <text:list-item>
          <text:p text:style-name="P28">ROI <text:span text:style-name="T13">cann</text:span>ot <text:span text:style-name="T13">be </text:span>matched to <text:span text:style-name="T13">an</text:span>other </text:p>
          <text:list>
            <text:list-item>
              <text:p text:style-name="P28">… <text:span text:style-name="T13">because it is noise</text:span></text:p>
            </text:list-item>
            <text:list-item>
              <text:p text:style-name="P25">… <text:span text:style-name="T11">because it is not detected in other session</text:span></text:p>
            </text:list-item>
          </text:list>
        </text:list-item>
        <text:list-item>
          <text:p text:style-name="P29">ROI can be matched to two ROIs, that have to be merged (merge there)</text:p>
        </text:list-item>
        <text:list-item>
          <text:p text:style-name="P29">ROI together with other ROI from same session have to be merged and matched to other ROI (merge here)</text:p>
        </text:list-item>
        <text:list-item>
          <text:p text:style-name="P29">ROI has to be split and matched to two different ROIs <text:span text:style-name="T14">(split here)</text:span></text:p>
        </text:list-item>
        <text:list-item>
          <text:p text:style-name="P30">ROI can be matched to a part of another ROI, that has to be split (split there)</text:p>
        </text:list-item>
      </text:list>
      <text:p text:style-name="P1"/>
      <text:p text:style-name="P1"/>
      <text:p text:style-name="P44">ToDo <text:span text:style-name="T18">ROI matching: </text:span></text:p>
      <text:list xml:id="list8343635728529746693" text:style-name="L7">
        <text:list-item>
          <text:p text:style-name="P43">statistics: get 2-D plot: dist vs corr</text:p>
        </text:list-item>
        <text:list-item>
          <text:p text:style-name="P33">check # of candidates for merging and for splitting (worth the effort to develop something?)</text:p>
          <text:list>
            <text:list-item>
              <text:p text:style-name="P34">therefore, right program, such that it sorts ROIs by fixed threshold</text:p>
            </text:list-item>
            <text:list-item>
              <text:p text:style-name="P34">… <text:span text:style-name="T15">from model intersection point?</text:span></text:p>
            </text:list-item>
          </text:list>
        </text:list-item>
        <text:list-item>
          <text:p text:style-name="P35">Plot check_cluster with fp_corr, distance and p_same displayed</text:p>
        </text:list-item>
        <text:list-item>
          <text:p text:style-name="P36">get p_same for both included <text:span text:style-name="T16">(p_joint)</text:span></text:p>
        </text:list-item>
        <text:list-item>
          <text:p text:style-name="P37">go through clustering algorithm</text:p>
        </text:list-item>
        <text:list-item>
          <text:p text:style-name="P37">implement in my code</text:p>
        </text:list-item>
        <text:list-item>
          <text:p text:style-name="P37">adjust </text:p>
        </text:list-item>
        <text:list-item>
          <text:p text:style-name="P32">cluster post-procession: </text:p>
          <text:list>
            <text:list-item>
              <text:p text:style-name="P32">which really belong together?</text:p>
            </text:list-item>
            <text:list-item>
              <text:p text:style-name="P32">Merge candidates: check footprints, Ca-trace correlation, one sided correlation, merged ROI shape, centroid position, ROI size, …</text:p>
            </text:list-item>
            <text:list-item>
              <text:p text:style-name="P38">merge &amp; split candidates</text:p>
            </text:list-item>
            <text:list-item>
              <text:p text:style-name="P39">make score: <text:span text:style-name="T17">check </text:span>improvement, when splitting ROI cluster?</text:p>
              <text:list>
                <text:list-item>
                  <text:p text:style-name="P40">Should enforce overall high average and minimum probability</text:p>
                </text:list-item>
                <text:list-item>
                  <text:p text:style-name="P40">should be biased towards larger numbers of matches</text:p>
                </text:list-item>
              </text:list>
            </text:list-item>
          </text:list>
        </text:list-item>
        <text:list-item>
          <text:p text:style-name="P41">allow sub-pixel resolution shift</text:p>
        </text:list-item>
        <text:list-item>
          <text:p text:style-name="P31">when merging or splitting: rerun CNMF on patch with nearby ROIs included</text:p>
        </text:list-item>
        <text:list-item>
          <text:p text:style-name="P42">check for efficient, easy clustering techniques?!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lustering ROIs</text:p>
      <text:p text:style-name="P1"/>
      <text:p text:style-name="P1"/>
      <text:p text:style-name="P10">Method does not include possibilities of a detected ROI, which is indeed 2 neurons, thus needs to be split!</text:p>
      <text:p text:style-name="P10"/>
      <text:p text:style-name="P1"/>
      <text:p text:style-name="P1">1. step: register all neurons into a cluster, that have a non-vanishing chance (p&gt;0.05) of belonging together, according to distance model</text:p>
      <text:p text:style-name="P1">→<text:span text:style-name="T9"> check</text:span></text:p>
      <text:p text:style-name="P1"/>
      <text:p text:style-name="P45">1. step: register cells w.r.t. previous session / previously detected ROI <text:span text:style-name="T19">in this cluster</text:span></text:p>
      <text:p text:style-name="P46">2. step: check all-ROI-to-ROI statistics within cluster. If any p_same of a ROI is below p_thr (0.05?), it is removed from cluster (and searches for a better one?)</text:p>
      <text:p text:style-name="P47"><text:span text:style-name="T20">3. step: check all-ROI-to-ROI statistics within cluster and compute cluster score (wants large # of ROIs and large average and minimum probability)</text:span></text:p>
      <text:list xml:id="list302423889674727257" text:style-name="L8">
        <text:list-item>
          <text:p text:style-name="P48">check whether cluster can be cut with any # of ROIs to form new cluster</text:p>
        </text:list-item>
        <text:list-item>
          <text:p text:style-name="P48">check whether merging would increase the cluster score</text:p>
        </text:list-item>
        <text:list-item>
          <text:p text:style-name="P48">check whether splitting would increase the cluster score</text:p>
        </text:list-item>
      </text:list>
      <text:p text:style-name="P1"/>
      <text:p text:style-name="P2">2. <text:span text:style-name="T5">in each cluster, check up- and downstream in sessions until matching candidate found</text:span></text:p>
      <text:p text:style-name="P2"/>
      <text:p text:style-name="P6">2.1. unchallenged matching, if</text:p>
      <text:p text:style-name="P6"><text:tab/>both, distance and correlation <text:span text:style-name="T3">have p_same &gt; 0.95 (should be bayesian)</text:span></text:p>
      <text:p text:style-name="P5"><text:span text:style-name="T3"><text:tab/>and </text:span>0.5 larger than second highest</text:p>
      <text:p text:style-name="P4">2.2. if challenged <text:span text:style-name="T6">(any of the probabilities &gt; p_same-0.5)</text:span>, check if merging possible according to</text:p>
      <text:list xml:id="list275286990505919193" text:style-name="L2">
        <text:list-item>
          <text:list>
            <text:list-item>
              <text:p text:style-name="P11">single ROIs are somewhat connected</text:p>
            </text:list-item>
            <text:list-item>
              <text:p text:style-name="P11">merged area is within realistic bounds (get area distribution)</text:p>
            </text:list-item>
            <text:list-item>
              <text:p text:style-name="P14">merged components have a high temporal correlation <text:span text:style-name="T1">(&gt;0.5)</text:span></text:p>
            </text:list-item>
            <text:list-item>
              <text:p text:style-name="P12">joint footprint correlation <text:span text:style-name="T2">increased</text:span></text:p>
            </text:list-item>
            <text:list-item>
              <text:p text:style-name="P13">joint centroid distance <text:span text:style-name="T2">decreased</text:span></text:p>
            </text:list-item>
          </text:list>
        </text:list-item>
        <text:list-item>
          <text:p text:style-name="P15">if merge: <text:s/><text:span text:style-name="T8">(allow more than 2 to merge?)</text:span></text:p>
          <text:list>
            <text:list-item>
              <text:p text:style-name="P15">put A together</text:p>
            </text:list-item>
            <text:list-item>
              <text:p text:style-name="P15">rerun spatial &amp; temporal timestep on ROI (x2?) to obtain <text:span text:style-name="T4">footprint and Ca-Trace</text:span></text:p>
            </text:list-item>
            <text:list-item>
              <text:p text:style-name="P15">recalculate area &amp; centroid</text:p>
            </text:list-item>
            <text:list-item>
              <text:p text:style-name="P15">recalculate events</text:p>
            </text:list-item>
          </text:list>
        </text:list-item>
        <text:list-item>
          <text:p text:style-name="P16">if not merge:</text:p>
          <text:list>
            <text:list-item>
              <text:p text:style-name="P16">uhm – nothing :)</text:p>
            </text:list-item>
          </text:list>
        </text:list-item>
      </text:list>
      <text:p text:style-name="P7">2.3. if unclear matching (p_same &lt; 0.95), check whether it has better chance of matching with other ROI in cluster</text:p>
      <text:list xml:id="list4081135591894212027" text:style-name="L3">
        <text:list-item>
          <text:p text:style-name="P17">if not</text:p>
          <text:list>
            <text:list-item>
              <text:p text:style-name="P19">check consistency with up- and downstream sessions</text:p>
            </text:list-item>
            <text:list-item>
              <text:p text:style-name="P19">set threshold <text:span text:style-name="T7">(separate for distance and footprint?) </text:span>to allow matching in such cases</text:p>
            </text:list-item>
          </text:list>
        </text:list-item>
        <text:list-item>
          <text:p text:style-name="P18">If yes, do not match!</text:p>
        </text:list-item>
      </text:list>
      <text:p text:style-name="P3"/>
      <text:p text:style-name="P8">3. <text:span text:style-name="T6">if completely processed, assign average and lowest probability to belong to same neuron for each session</text:span></text:p>
      <text:p text:style-name="P8"/>
      <text:p text:style-name="P8"/>
      <text:p text:style-name="P9">make plot that includes all:</text:p>
      <text:list xml:id="list6722677649531985981" text:style-name="L4">
        <text:list-item>
          <text:p text:style-name="P20"><text:soft-page-break/>model curves for p_same from distance and correlation</text:p>
        </text:list-item>
        <text:list-item>
          <text:p text:style-name="P20">ROC curves for both</text:p>
        </text:list-item>
        <text:list-item>
          <text:p text:style-name="P20">fraction of uncertain matches from both</text:p>
        </text:list-item>
        <text:list-item>
          <text:p text:style-name="P20">fraction of certain matches from both</text:p>
        </text:list-item>
        <text:list-item>
          <text:p text:style-name="P20">occurrence vs number of sessions plot</text:p>
        </text:list-item>
        <text:list-item>
          <text:p text:style-name="P20">scatter plot of certain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5:29:36.042138857</meta:creation-date>
    <dc:date>2018-03-19T14:10:14.384607990</dc:date>
    <meta:editing-duration>P1DT24M1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3" meta:paragraph-count="74" meta:word-count="690" meta:character-count="3945" meta:non-whitespace-character-count="3377"/>
  </office:meta>
</office:document-meta>
</file>